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pitch="variable"/>
  </office:font-face-decls>
  <office:automatic-styles>
    <style:style style:name="Πίνακας1" style:family="table">
      <style:table-properties style:width="18.385cm" fo:margin-left="0cm" table:align="left"/>
    </style:style>
    <style:style style:name="Πίνακας1.A" style:family="table-column">
      <style:table-column-properties style:column-width="3.399cm"/>
    </style:style>
    <style:style style:name="Πίνακας1.B" style:family="table-column">
      <style:table-column-properties style:column-width="3.401cm"/>
    </style:style>
    <style:style style:name="Πίνακας1.E" style:family="table-column">
      <style:table-column-properties style:column-width="4.785cm"/>
    </style:style>
    <style:style style:name="Πίνακας1.A1" style:family="table-cell">
      <style:table-cell-properties fo:padding="0.097cm" fo:border-left="1.5pt solid #000000" fo:border-right="none" fo:border-top="1.5pt solid #000000" fo:border-bottom="1.5pt solid #000000"/>
    </style:style>
    <style:style style:name="Πίνακας1.E1" style:family="table-cell">
      <style:table-cell-properties fo:padding="0.097cm" fo:border="1.5pt solid #000000"/>
    </style:style>
    <style:style style:name="Πίνακας1.A2" style:family="table-cell">
      <style:table-cell-properties fo:padding="0.097cm" fo:border-left="1.5pt solid #000000" fo:border-right="none" fo:border-top="none" fo:border-bottom="1.5pt solid #000000"/>
    </style:style>
    <style:style style:name="Πίνακας1.E2" style:family="table-cell">
      <style:table-cell-properties fo:padding="0.097cm" fo:border-left="1.5pt solid #000000" fo:border-right="1.5pt solid #000000" fo:border-top="none" fo:border-bottom="1.5pt solid #000000"/>
    </style:style>
    <style:style style:name="P1" style:family="paragraph" style:parent-style-name="Text_20_body">
      <style:text-properties fo:font-weight="bold" officeooo:paragraph-rsid="0012c679" style:font-weight-asian="bold" style:font-weight-complex="bold"/>
    </style:style>
    <style:style style:name="P2" style:family="paragraph" style:parent-style-name="Table_20_Contents">
      <style:text-properties fo:language="en" fo:country="US" fo:font-weight="bold" officeooo:rsid="001488aa" officeooo:paragraph-rsid="001488aa" style:font-weight-asian="bold" style:font-weight-complex="bold"/>
    </style:style>
    <style:style style:name="P3" style:family="paragraph" style:parent-style-name="Table_20_Contents">
      <style:paragraph-properties fo:margin-left="0cm" fo:margin-right="0cm" fo:text-indent="0cm" style:auto-text-indent="false"/>
      <style:text-properties officeooo:paragraph-rsid="001488aa"/>
    </style:style>
    <style:style style:name="P4" style:family="paragraph" style:parent-style-name="Table_20_Contents">
      <style:text-properties fo:language="en" fo:country="US" fo:font-weight="bold" officeooo:rsid="001488aa" officeooo:paragraph-rsid="001488aa" style:font-weight-asian="bold" style:font-weight-complex="bold"/>
    </style:style>
    <style:style style:name="P5" style:family="paragraph" style:parent-style-name="Heading_20_2">
      <style:text-properties fo:font-size="15pt" fo:font-style="italic" style:font-size-asian="15pt" style:font-style-asian="italic" style:font-size-complex="15pt" style:font-style-complex="italic"/>
    </style:style>
    <style:style style:name="P6" style:family="paragraph" style:parent-style-name="Heading_20_2">
      <style:text-properties fo:font-size="16pt" fo:font-style="italic" style:font-size-asian="16pt" style:font-style-asian="italic" style:font-size-complex="16pt" style:font-style-complex="italic"/>
    </style:style>
    <style:style style:name="P7" style:family="paragraph" style:parent-style-name="Heading_20_3">
      <style:text-properties fo:font-style="italic" style:text-underline-style="none" fo:font-weight="bold" style:font-style-asian="italic" style:font-weight-asian="bold" style:font-style-complex="italic" style:font-weight-complex="bold"/>
    </style:style>
    <style:style style:name="P8" style:family="paragraph" style:parent-style-name="Heading_20_3">
      <style:text-properties fo:font-style="italic" style:font-style-asian="italic" style:font-style-complex="italic"/>
    </style:style>
    <style:style style:name="P9" style:family="paragraph" style:parent-style-name="Heading_20_4">
      <style:text-properties fo:font-weight="normal" officeooo:rsid="00150922" officeooo:paragraph-rsid="0015d357" style:font-weight-asian="normal" style:font-weight-complex="normal"/>
    </style:style>
    <style:style style:name="P10" style:family="paragraph" style:parent-style-name="Heading_20_4">
      <style:text-properties fo:font-style="italic" fo:font-weight="normal" officeooo:paragraph-rsid="0012c679" style:font-style-asian="italic" style:font-weight-asian="normal" style:font-style-complex="italic" style:font-weight-complex="normal"/>
    </style:style>
    <style:style style:name="P11" style:family="paragraph" style:parent-style-name="Heading_20_4">
      <style:text-properties fo:font-style="italic" fo:font-weight="bold" officeooo:rsid="0012c679" officeooo:paragraph-rsid="0012c679" style:font-style-asian="italic" style:font-weight-asian="bold" style:font-style-complex="italic" style:font-weight-complex="bold"/>
    </style:style>
    <style:style style:name="P12" style:family="paragraph" style:parent-style-name="Heading_20_4">
      <style:text-properties fo:font-style="italic" style:text-underline-style="solid" style:text-underline-width="auto" style:text-underline-color="font-color" fo:font-weight="normal" officeooo:rsid="00150922" officeooo:paragraph-rsid="0015d357" style:font-style-asian="italic" style:font-weight-asian="normal" style:font-style-complex="italic" style:font-weight-complex="normal"/>
    </style:style>
    <style:style style:name="P13" style:family="paragraph" style:parent-style-name="Heading_20_4">
      <style:text-properties fo:font-size="14pt" fo:font-style="italic" style:font-size-asian="14pt" style:font-style-asian="italic" style:font-size-complex="14pt" style:font-style-complex="italic"/>
    </style:style>
    <style:style style:name="P14" style:family="paragraph" style:parent-style-name="Text_20_body">
      <style:text-properties fo:font-weight="bold" officeooo:rsid="0012c679" officeooo:paragraph-rsid="0012c679" style:font-weight-asian="bold" style:font-weight-complex="bold"/>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1">
      <style:text-properties officeooo:paragraph-rsid="0014896a"/>
    </style:style>
    <style:style style:name="P27" style:family="paragraph" style:parent-style-name="Text_20_body">
      <style:text-properties fo:language="el" fo:country="GR" fo:font-style="italic" style:text-underline-style="solid" style:text-underline-width="auto" style:text-underline-color="font-color" fo:font-weight="normal" officeooo:rsid="0015d357" officeooo:paragraph-rsid="0015d357"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2c679" style:font-weight-asian="bold" style:font-weight-complex="bold"/>
    </style:style>
    <style:style style:name="T3" style:family="text">
      <style:text-properties fo:language="en" fo:country="US"/>
    </style:style>
    <style:style style:name="T4" style:family="text">
      <style:text-properties fo:language="en" fo:country="US" officeooo:rsid="0014896a"/>
    </style:style>
    <style:style style:name="T5" style:family="text">
      <style:text-properties fo:language="en" fo:country="US" officeooo:rsid="00150922"/>
    </style:style>
    <style:style style:name="T6" style:family="text">
      <style:text-properties fo:language="en" fo:country="US" fo:font-weight="bold" style:font-weight-asian="bold" style:font-weight-complex="bold"/>
    </style:style>
    <style:style style:name="T7" style:family="text">
      <style:text-properties fo:language="en" fo:country="US" fo:font-style="italic" fo:font-weight="bold" style:font-style-asian="italic" style:font-weight-asian="bold" style:font-style-complex="italic" style:font-weight-complex="bold"/>
    </style:style>
    <style:style style:name="T8" style:family="text">
      <style:text-properties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officeooo:rsid="0014896a"/>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4"><text:span text:style-name="T2">Π</text:span><text:span text:style-name="T1">ΑΠΑΔΑΚΗΣ ΘΟΔΩΡΗΣ ΤΗ20798 </text:span></text:h>
      <text:h text:style-name="P9" text:outline-level="4"><text:span text:style-name="T1"><text:s text:c="67"/></text:span><text:span text:style-name="T11">(1η Φάση </text:span><text:span text:style-name="T8">Project )</text:span></text:h>
      <text:p text:style-name="P27"><text:span text:style-name="T1">ΚΑΤΡΙΝΑΚΗΣ ΝΙΚΟΛΑΟΣ ΤΗ20780</text:span></text:p>
      <text:h text:style-name="P11" text:outline-level="4">Εισαγωγή : </text:h>
      <text:h text:style-name="P10" text:outline-level="4">Το σύστημα διαχείρισης παραγγελιών για καταστήματα εστίασης έχει ως στόχο να επιτρέπει στους πελάτες να βλέπουν τα καταστήματα, να επιλέγουν προϊόντα και να υποβάλλουν παραγγελίες. Οι καταστηματάρχες θα μπορούν να διαχειρίζονται τα προϊόντα τους και να βλέπουν τις παραγγελίες που έχουν γίνει για το κατάστημά τους. Το σύστημα θα υποστηρίζει τρεις τύπους χρηστών: πελάτες, καταστηματάρχες και διαχειριστές συστήματος. </text:h>
      <text:h text:style-name="P7" text:outline-level="3">Διάγραμμα Κλάσεων</text:h>
      <text:p text:style-name="P1"/>
      <table:table table:name="Πίνακας1" table:style-name="Πίνακας1">
        <table:table-column table:style-name="Πίνακας1.A"/>
        <table:table-column table:style-name="Πίνακας1.B"/>
        <table:table-column table:style-name="Πίνακας1.A"/>
        <table:table-column table:style-name="Πίνακας1.B"/>
        <table:table-column table:style-name="Πίνακας1.E"/>
        <table:table-row>
          <table:table-cell table:style-name="Πίνακας1.A1" office:value-type="string">
            <text:p text:style-name="P2">User</text:p>
          </table:table-cell>
          <table:table-cell table:style-name="Πίνακας1.A1" office:value-type="string">
            <text:p text:style-name="P2">Store</text:p>
          </table:table-cell>
          <table:table-cell table:style-name="Πίνακας1.A1" office:value-type="string">
            <text:p text:style-name="P2">Product</text:p>
          </table:table-cell>
          <table:table-cell table:style-name="Πίνακας1.A1" office:value-type="string">
            <text:p text:style-name="P2">Order</text:p>
          </table:table-cell>
          <table:table-cell table:style-name="Πίνακας1.E1" office:value-type="string">
            <text:p text:style-name="P2">Order Product</text:p>
          </table:table-cell>
        </table:table-row>
        <table:table-row>
          <table:table-cell table:style-name="Πίνακας1.A2" office:value-type="string">
            <text:p text:style-name="P3">- id </text:p>
            <text:p text:style-name="P3">- username </text:p>
            <text:p text:style-name="P3">- password </text:p>
            <text:p text:style-name="P3">- email </text:p>
            <text:p text:style-name="P3">- role </text:p>
          </table:table-cell>
          <table:table-cell table:style-name="Πίνακας1.A2" office:value-type="string">
            <text:p text:style-name="P3">- id</text:p>
            <text:p text:style-name="P3">- name</text:p>
            <text:p text:style-name="P3">- address </text:p>
            <text:p text:style-name="P3">- owner_id </text:p>
          </table:table-cell>
          <table:table-cell table:style-name="Πίνακας1.A2" office:value-type="string">
            <text:p text:style-name="P3">- id</text:p>
            <text:p text:style-name="P3">- name </text:p>
            <text:p text:style-name="P3">- description </text:p>
            <text:p text:style-name="P3">-price </text:p>
            <text:p text:style-name="P3">- store_id </text:p>
          </table:table-cell>
          <table:table-cell table:style-name="Πίνακας1.A2" office:value-type="string">
            <text:p text:style-name="P3">- id<text:line-break/> - customer_id<text:line-break/>- store_id<text:line-break/>- total_price<text:line-break/>- status </text:p>
          </table:table-cell>
          <table:table-cell table:style-name="Πίνακας1.E2" office:value-type="string">
            <text:p text:style-name="P3">- order_id </text:p>
            <text:p text:style-name="P3">- product_id </text:p>
            <text:p text:style-name="P3">- quantity </text:p>
          </table:table-cell>
        </table:table-row>
        <table:table-row>
          <table:table-cell table:style-name="Πίνακας1.A2" office:value-type="string">
            <text:p text:style-name="P3">+ create_user() </text:p>
            <text:p text:style-name="P3">+ authenticate() </text:p>
          </table:table-cell>
          <table:table-cell table:style-name="Πίνακας1.A2" office:value-type="string">
            <text:p text:style-name="P3">+ add_store()</text:p>
            <text:p text:style-name="P3">+ update_store()</text:p>
            <text:p text:style-name="P3">+ delete_store() </text:p>
          </table:table-cell>
          <table:table-cell table:style-name="Πίνακας1.A2" office:value-type="string">
            <text:p text:style-name="P3">+ add_product() </text:p>
            <text:p text:style-name="P3">+update_product()+ delete_product() </text:p>
          </table:table-cell>
          <table:table-cell table:style-name="Πίνακας1.A2" office:value-type="string">
            <text:p text:style-name="P3">+ create_order()<text:line-break/>+ update_order()<text:line-break/>+ delete_order() </text:p>
          </table:table-cell>
          <table:table-cell table:style-name="Πίνακας1.E2" office:value-type="string">
            <text:p text:style-name="P3">+ add_order_product()</text:p>
            <text:p text:style-name="P3">+ update_order_product()</text:p>
            <text:p text:style-name="P3">+ delete_order_product() </text:p>
          </table:table-cell>
        </table:table-row>
      </table:table>
      <text:p text:style-name="P1"/>
      <text:p text:style-name="P14">Περιγραφή κλάσεων :</text:p>
      <text:list text:style-name="L1">
        <text:list-item>
          <text:p text:style-name="P15"><text:span text:style-name="Strong_20_Emphasis">User:</text:span></text:p>
          <text:list>
            <text:list-item>
              <text:p text:style-name="P15"><text:span text:style-name="Strong_20_Emphasis">Ιδιότητες:</text:span></text:p>
              <text:list>
                <text:list-item>
                  <text:p text:style-name="P15"><text:span text:style-name="Source_20_Text">id</text:span>: Αριθμητικό αναγνωριστικό χρήστη (πρωτεύον κλειδί).</text:p>
                </text:list-item>
                <text:list-item>
                  <text:p text:style-name="P15"><text:span text:style-name="Source_20_Text">username</text:span>: Όνομα χρήστη.</text:p>
                </text:list-item>
                <text:list-item>
                  <text:p text:style-name="P15"><text:span text:style-name="Source_20_Text">password</text:span>: Κωδικός πρόσβασης.</text:p>
                </text:list-item>
                <text:list-item>
                  <text:p text:style-name="P15"><text:span text:style-name="Source_20_Text">email</text:span>: Ηλεκτρονική διεύθυνση.</text:p>
                </text:list-item>
                <text:list-item>
                  <text:p text:style-name="P15"><text:span text:style-name="Source_20_Text">role</text:span>: Ρόλος χρήστη (<text:span text:style-name="Source_20_Text">customer</text:span>, <text:span text:style-name="Source_20_Text">store_owner</text:span>, <text:span text:style-name="Source_20_Text">admin</text:span>).</text:p>
                </text:list-item>
              </text:list>
            </text:list-item>
            <text:list-item>
              <text:p text:style-name="P15"><text:span text:style-name="Strong_20_Emphasis">Μέθοδοι:</text:span></text:p>
              <text:list>
                <text:list-item>
                  <text:p text:style-name="P15"><text:span text:style-name="Source_20_Text">create_user()</text:span>: Δημιουργεί έναν νέο χρήστη.</text:p>
                </text:list-item>
                <text:list-item>
                  <text:p text:style-name="P15"><text:span text:style-name="Source_20_Text">authenticate()</text:span>: Ελέγχει τα στοιχεία σύνδεσης του χρήστη.</text:p>
                </text:list-item>
              </text:list>
            </text:list-item>
          </text:list>
        </text:list-item>
        <text:list-item>
          <text:p text:style-name="P15"><text:span text:style-name="Strong_20_Emphasis">Store</text:span></text:p>
          <text:list>
            <text:list-item>
              <text:p text:style-name="P15"><text:span text:style-name="Strong_20_Emphasis">Ιδιότητες:</text:span></text:p>
              <text:list>
                <text:list-item>
                  <text:p text:style-name="P15"><text:span text:style-name="Source_20_Text">id</text:span>: Αριθμητικό αναγνωριστικό καταστήματος (πρωτεύον κλειδί).</text:p>
                </text:list-item>
                <text:list-item>
                  <text:p text:style-name="P15"><text:soft-page-break/><text:span text:style-name="Source_20_Text">name</text:span>: Όνομα καταστήματος.</text:p>
                </text:list-item>
                <text:list-item>
                  <text:p text:style-name="P15"><text:span text:style-name="Source_20_Text">address</text:span>: Διεύθυνση καταστήματος.</text:p>
                </text:list-item>
                <text:list-item>
                  <text:p text:style-name="P15"><text:span text:style-name="Source_20_Text">owner_id</text:span>: Αναφορά στον <text:span text:style-name="Source_20_Text">User</text:span> που είναι ιδιοκτήτης του καταστήματος (ξένο κλειδί).</text:p>
                </text:list-item>
              </text:list>
            </text:list-item>
            <text:list-item>
              <text:p text:style-name="P15"><text:span text:style-name="Strong_20_Emphasis">Μέθοδοι:</text:span></text:p>
              <text:list>
                <text:list-item>
                  <text:p text:style-name="P15"><text:span text:style-name="Source_20_Text">add_store()</text:span>: Προσθέτει ένα νέο κατάστημα.</text:p>
                </text:list-item>
                <text:list-item>
                  <text:p text:style-name="P15"><text:span text:style-name="Source_20_Text">update_store()</text:span>: Ενημερώνει τα στοιχεία ενός καταστήματος.</text:p>
                </text:list-item>
                <text:list-item>
                  <text:p text:style-name="P15"><text:span text:style-name="Source_20_Text">delete_store()</text:span>: Διαγράφει ένα κατάστημα.</text:p>
                </text:list-item>
              </text:list>
            </text:list-item>
          </text:list>
        </text:list-item>
        <text:list-item>
          <text:p text:style-name="P15"><text:span text:style-name="Strong_20_Emphasis">Product</text:span></text:p>
          <text:list>
            <text:list-item>
              <text:p text:style-name="P15"><text:span text:style-name="Strong_20_Emphasis">Ιδιότητες:</text:span></text:p>
              <text:list>
                <text:list-item>
                  <text:p text:style-name="P15"><text:span text:style-name="Source_20_Text">id</text:span>: Αριθμητικό αναγνωριστικό προϊόντος .</text:p>
                </text:list-item>
                <text:list-item>
                  <text:p text:style-name="P15"><text:span text:style-name="Source_20_Text">name</text:span>: Όνομα προϊόντος.</text:p>
                </text:list-item>
                <text:list-item>
                  <text:p text:style-name="P15"><text:span text:style-name="Source_20_Text">description</text:span>: Περιγραφή προϊόντος.</text:p>
                </text:list-item>
                <text:list-item>
                  <text:p text:style-name="P15"><text:span text:style-name="Source_20_Text">price</text:span>: Τιμή προϊόντος.</text:p>
                </text:list-item>
                <text:list-item>
                  <text:p text:style-name="P15"><text:span text:style-name="Source_20_Text">store_id</text:span>: Αναφορά στο <text:span text:style-name="Source_20_Text">Store</text:span> που ανήκει το προϊόν .</text:p>
                </text:list-item>
              </text:list>
            </text:list-item>
            <text:list-item>
              <text:p text:style-name="P15"><text:span text:style-name="Strong_20_Emphasis">Μέθοδοι:</text:span></text:p>
              <text:list>
                <text:list-item>
                  <text:p text:style-name="P15"><text:span text:style-name="Source_20_Text">add_product()</text:span>: Προσθέτει ένα νέο προϊόν.</text:p>
                </text:list-item>
                <text:list-item>
                  <text:p text:style-name="P15"><text:span text:style-name="Source_20_Text">update_product()</text:span>: Ενημερώνει τα στοιχεία ενός προϊόντος.</text:p>
                </text:list-item>
                <text:list-item>
                  <text:p text:style-name="P15"><text:span text:style-name="Source_20_Text">delete_product()</text:span>: Διαγράφει ένα προϊόν.</text:p>
                </text:list-item>
              </text:list>
            </text:list-item>
          </text:list>
        </text:list-item>
        <text:list-item>
          <text:p text:style-name="P15"><text:span text:style-name="Strong_20_Emphasis">Order</text:span></text:p>
          <text:list>
            <text:list-item>
              <text:p text:style-name="P15"><text:span text:style-name="Strong_20_Emphasis">Ιδιότητες:</text:span></text:p>
              <text:list>
                <text:list-item>
                  <text:p text:style-name="P15"><text:span text:style-name="Source_20_Text">id</text:span>: Αριθμητικό αναγνωριστικό παραγγελίας .</text:p>
                </text:list-item>
                <text:list-item>
                  <text:p text:style-name="P15"><text:span text:style-name="Source_20_Text">customer_id</text:span>: Αναφορά στον <text:span text:style-name="Source_20_Text">User</text:span> που είναι πελάτης .</text:p>
                </text:list-item>
                <text:list-item>
                  <text:p text:style-name="P15"><text:span text:style-name="Source_20_Text">store_id</text:span>: Αναφορά στο <text:span text:style-name="Source_20_Text">Store</text:span> που ανήκει η παραγγελία .</text:p>
                </text:list-item>
                <text:list-item>
                  <text:p text:style-name="P15"><text:span text:style-name="Source_20_Text">total_price</text:span>: Συνολική τιμή παραγγελίας.</text:p>
                </text:list-item>
                <text:list-item>
                  <text:p text:style-name="P15"><text:span text:style-name="Source_20_Text">status</text:span>: Κατάσταση παραγγελίας (<text:span text:style-name="Source_20_Text">pending</text:span>, <text:span text:style-name="Source_20_Text">completed</text:span>).</text:p>
                </text:list-item>
              </text:list>
            </text:list-item>
            <text:list-item>
              <text:p text:style-name="P15"><text:span text:style-name="Strong_20_Emphasis">Μέθοδοι:</text:span></text:p>
              <text:list>
                <text:list-item>
                  <text:p text:style-name="P15"><text:span text:style-name="Source_20_Text">create_order()</text:span>: Δημιουργεί μια νέα παραγγελία.</text:p>
                </text:list-item>
                <text:list-item>
                  <text:p text:style-name="P15"><text:span text:style-name="Source_20_Text">update_order()</text:span>: Ενημερώνει τα στοιχεία μιας παραγγελίας.</text:p>
                </text:list-item>
                <text:list-item>
                  <text:p text:style-name="P15"><text:span text:style-name="Source_20_Text">delete_order()</text:span>: Διαγράφει μια παραγγελία.</text:p>
                </text:list-item>
              </text:list>
            </text:list-item>
          </text:list>
        </text:list-item>
        <text:list-item>
          <text:p text:style-name="P15"><text:span text:style-name="Strong_20_Emphasis">OrderProduct</text:span></text:p>
          <text:list>
            <text:list-item>
              <text:p text:style-name="P15"><text:soft-page-break/><text:span text:style-name="Strong_20_Emphasis">Ιδιότητες:</text:span></text:p>
              <text:list>
                <text:list-item>
                  <text:p text:style-name="P15"><text:span text:style-name="Source_20_Text">order_id</text:span>: Αναφορά στην παραγγελία.</text:p>
                </text:list-item>
                <text:list-item>
                  <text:p text:style-name="P15"><text:span text:style-name="Source_20_Text">product_id</text:span>: Αναφορά στο προϊόν .</text:p>
                </text:list-item>
                <text:list-item>
                  <text:p text:style-name="P15"><text:span text:style-name="Source_20_Text">quantity</text:span>: Ποσότητα προϊόντος.</text:p>
                </text:list-item>
              </text:list>
            </text:list-item>
            <text:list-item>
              <text:p text:style-name="P15"><text:span text:style-name="Strong_20_Emphasis">Μέθοδοι:</text:span></text:p>
              <text:list>
                <text:list-item>
                  <text:p text:style-name="P15"><text:span text:style-name="Source_20_Text">add_order_product()</text:span>: Προσθέτει ένα προϊόν σε μια παραγγελία.</text:p>
                </text:list-item>
                <text:list-item>
                  <text:p text:style-name="P15"><text:span text:style-name="Source_20_Text">update_order_product()</text:span>: Ενημερώνει τα στοιχεία ενός προϊόντος σε μια παραγγελία.</text:p>
                </text:list-item>
                <text:list-item>
                  <text:p text:style-name="P15"><text:span text:style-name="Source_20_Text">delete_order_product()</text:span>: Διαγράφει ένα προϊόν από μια παραγγελία.</text:p>
                </text:list-item>
              </text:list>
            </text:list-item>
          </text:list>
        </text:list-item>
      </text:list>
      <text:h text:style-name="P13" text:outline-level="4">Συσχετίσεις Κλάσεων</text:h>
      <text:list text:style-name="L2">
        <text:list-item>
          <text:p text:style-name="P16"><text:span text:style-name="Strong_20_Emphasis">User</text:span> -&gt; <text:span text:style-name="Strong_20_Emphasis">Store</text:span>: Ένας <text:span text:style-name="Source_20_Text">User</text:span> (καταστηματάρχης) μπορεί να έχει πολλά <text:span text:style-name="Source_20_Text">Store</text:span>, αλλά κάθε <text:span text:style-name="Source_20_Text">Store</text:span> ανήκει σε έναν μόνο <text:span text:style-name="Source_20_Text">User</text:span>.</text:p>
        </text:list-item>
        <text:list-item>
          <text:p text:style-name="P16"><text:span text:style-name="Strong_20_Emphasis">Store</text:span> -&gt; <text:span text:style-name="Strong_20_Emphasis">Product</text:span>: Ένα <text:span text:style-name="Source_20_Text">Store</text:span> μπορεί να έχει πολλά <text:span text:style-name="Source_20_Text">Product</text:span>, αλλά κάθε <text:span text:style-name="Source_20_Text">Product</text:span> ανήκει σε ένα μόνο <text:span text:style-name="Source_20_Text">Store</text:span>.</text:p>
        </text:list-item>
        <text:list-item>
          <text:p text:style-name="P16"><text:span text:style-name="Strong_20_Emphasis">User</text:span> -&gt; <text:span text:style-name="Strong_20_Emphasis">Order</text:span>: Ένας <text:span text:style-name="Source_20_Text">User</text:span> (πελάτης) μπορεί να έχει πολλές <text:span text:style-name="Source_20_Text">Order</text:span>, αλλά κάθε <text:span text:style-name="Source_20_Text">Order</text:span> ανήκει σε έναν μόνο <text:span text:style-name="Source_20_Text">User</text:span>.</text:p>
        </text:list-item>
        <text:list-item>
          <text:p text:style-name="P16"><text:span text:style-name="Strong_20_Emphasis">Store</text:span> -&gt; <text:span text:style-name="Strong_20_Emphasis">Order</text:span>: Ένα <text:span text:style-name="Source_20_Text">Store</text:span> μπορεί να έχει πολλές <text:span text:style-name="Source_20_Text">Order</text:span>, αλλά κάθε <text:span text:style-name="Source_20_Text">Order</text:span> ανήκει σε ένα μόνο <text:span text:style-name="Source_20_Text">Store</text:span>.</text:p>
        </text:list-item>
        <text:list-item>
          <text:p text:style-name="P16"><text:span text:style-name="Strong_20_Emphasis">Order</text:span> -&gt; <text:span text:style-name="Strong_20_Emphasis">OrderProduct</text:span>: Μια <text:span text:style-name="Source_20_Text">Order</text:span> μπορεί να έχει πολλά <text:span text:style-name="Source_20_Text">OrderProduct</text:span>, αλλά κάθε <text:span text:style-name="Source_20_Text">OrderProduct</text:span> ανήκει σε μια μόνο <text:span text:style-name="Source_20_Text">Order</text:span>.</text:p>
        </text:list-item>
        <text:list-item>
          <text:p text:style-name="P16"><text:span text:style-name="Strong_20_Emphasis">Product</text:span> -&gt; <text:span text:style-name="Strong_20_Emphasis">OrderProduct</text:span>: Ένα <text:span text:style-name="Source_20_Text">Product</text:span> μπορεί να ανήκει σε πολλές <text:span text:style-name="Source_20_Text">OrderProduct</text:span>, αλλά κάθε <text:span text:style-name="Source_20_Text">OrderProduct</text:span> ανήκει σε ένα μόνο <text:span text:style-name="Source_20_Text">Product</text:span>.</text:p>
        </text:list-item>
      </text:list>
      <text:h text:style-name="P6" text:outline-level="2">Συνοπτικές Οδηγίες Χρήσης</text:h>
      <text:h text:style-name="P8" text:outline-level="3">Για τους Πελάτες</text:h>
      <text:list text:style-name="L3">
        <text:list-item>
          <text:p text:style-name="P17"><text:span text:style-name="Strong_20_Emphasis">Εγγραφή και Σύνδεση:</text:span></text:p>
          <text:list>
            <text:list-item>
              <text:p text:style-name="P17">Εγγραφείτε με το όνομα χρήστη, το email και τον κωδικό πρόσβασης.</text:p>
            </text:list-item>
            <text:list-item>
              <text:p text:style-name="P17">Συνδεθείτε χρησιμοποιώντας το όνομα χρήστη και τον κωδικό πρόσβασης.</text:p>
            </text:list-item>
          </text:list>
        </text:list-item>
        <text:list-item>
          <text:p text:style-name="P17"><text:span text:style-name="Strong_20_Emphasis">Πλοήγηση και Παραγγελίες:</text:span></text:p>
          <text:list>
            <text:list-item>
              <text:p text:style-name="P17">Δείτε τη λίστα των διαθέσιμων καταστημάτων.</text:p>
            </text:list-item>
            <text:list-item>
              <text:p text:style-name="P17">Επιλέξτε ένα κατάστημα και δείτε τα προϊόντα του.</text:p>
            </text:list-item>
            <text:list-item>
              <text:p text:style-name="P17">Προσθέστε προϊόντα στο καλάθι σας και υποβάλετε την παραγγελία σας.</text:p>
            </text:list-item>
          </text:list>
        </text:list-item>
      </text:list>
      <text:h text:style-name="P8" text:outline-level="3"><text:soft-page-break/>Για τους Καταστηματάρχες</text:h>
      <text:list text:style-name="L4">
        <text:list-item>
          <text:p text:style-name="P18"><text:span text:style-name="Strong_20_Emphasis">Διαχείριση Προϊόντων:</text:span></text:p>
          <text:list>
            <text:list-item>
              <text:p text:style-name="P18">Προσθέστε νέα προϊόντα στο κατάστημά σας.</text:p>
            </text:list-item>
            <text:list-item>
              <text:p text:style-name="P18">Ενημερώστε ή διαγράψτε υπάρχοντα προϊόντα.</text:p>
            </text:list-item>
          </text:list>
        </text:list-item>
        <text:list-item>
          <text:p text:style-name="P18"><text:span text:style-name="Strong_20_Emphasis">Προβολή Παραγγελιών:</text:span></text:p>
          <text:list>
            <text:list-item>
              <text:p text:style-name="P18">Δείτε τη λίστα των παραγγελιών που έχουν υποβληθεί στο κατάστημά σας.</text:p>
            </text:list-item>
            <text:list-item>
              <text:p text:style-name="P18">Ενημερώστε την κατάσταση των παραγγελιών.</text:p>
            </text:list-item>
          </text:list>
        </text:list-item>
      </text:list>
      <text:h text:style-name="P8" text:outline-level="3">Για τον Διαχειριστή Συστήματος</text:h>
      <text:list text:style-name="L5">
        <text:list-item>
          <text:p text:style-name="P19"><text:span text:style-name="Strong_20_Emphasis">Διαχείριση Χρηστών:</text:span></text:p>
          <text:list>
            <text:list-item>
              <text:p text:style-name="P19">Δημιουργήστε, ενημερώστε ή διαγράψτε χρήστες.</text:p>
            </text:list-item>
            <text:list-item>
              <text:p text:style-name="P19">Αναθέστε ρόλους στους χρήστες.</text:p>
            </text:list-item>
          </text:list>
        </text:list-item>
        <text:list-item>
          <text:p text:style-name="P19"><text:span text:style-name="Strong_20_Emphasis">Διαχείριση Καταστημάτων:</text:span></text:p>
          <text:list>
            <text:list-item>
              <text:p text:style-name="P19">Δημιουργήστε, ενημερώστε ή διαγράψτε καταστήματα.</text:p>
            </text:list-item>
          </text:list>
        </text:list-item>
      </text:list>
      <text:h text:style-name="P8" text:outline-level="3">Λειτουργίες για τους Πελάτες</text:h>
      <text:list text:style-name="L6">
        <text:list-item>
          <text:p text:style-name="P20"><text:span text:style-name="Strong_20_Emphasis">Εγγραφή και Σύνδεση:</text:span></text:p>
          <text:list>
            <text:list-item>
              <text:p text:style-name="P20"><text:span text:style-name="Strong_20_Emphasis">Εγγραφή:</text:span></text:p>
              <text:list>
                <text:list-item>
                  <text:p text:style-name="P20">Ο πελάτης συμπληρώνει μια φόρμα εγγραφής με τα στοιχεία του (όνομα χρήστη, email, κωδικός πρόσβασης).</text:p>
                </text:list-item>
                <text:list-item>
                  <text:p text:style-name="P20">Τα δεδομένα αποστέλλονται στον διακομιστή και αποθηκεύονται στη βάση δεδομένων.</text:p>
                </text:list-item>
              </text:list>
            </text:list-item>
            <text:list-item>
              <text:p text:style-name="P20"><text:span text:style-name="Strong_20_Emphasis">Σύνδεση:</text:span></text:p>
              <text:list>
                <text:list-item>
                  <text:p text:style-name="P20">Ο πελάτης εισάγει το όνομα χρήστη και τον κωδικό πρόσβασης στη φόρμα σύνδεσης.</text:p>
                </text:list-item>
                <text:list-item>
                  <text:p text:style-name="P20">Το σύστημα επαληθεύει τα στοιχεία και αν είναι σωστά, επιτρέπει την πρόσβαση του πελάτη στον λογαριασμό του.</text:p>
                </text:list-item>
              </text:list>
            </text:list-item>
          </text:list>
        </text:list-item>
        <text:list-item>
          <text:p text:style-name="P20"><text:span text:style-name="Strong_20_Emphasis">Πλοήγηση και Αναζήτηση Καταστημάτων:</text:span></text:p>
          <text:list>
            <text:list-item>
              <text:p text:style-name="P20">Οι πελάτες μπορούν να δουν τη λίστα των διαθέσιμων καταστημάτων.</text:p>
            </text:list-item>
            <text:list-item>
              <text:p text:style-name="P20">Μπορούν να φιλτράρουν ή να αναζητούν καταστήματα με βάση διάφορα κριτήρια (π.χ., τοποθεσία, κατηγορία).</text:p>
            </text:list-item>
          </text:list>
        </text:list-item>
        <text:list-item>
          <text:p text:style-name="P20"><text:span text:style-name="Strong_20_Emphasis">Προβολή Προϊόντων: <text:s text:c="44"/></text:span></text:p>
          <text:list>
            <text:list-item>
              <text:p text:style-name="P20">Οι πελάτες επιλέγουν ένα κατάστημα και βλέπουν τη λίστα με τα προϊόντα που προσφέρει.</text:p>
            </text:list-item>
            <text:list-item>
              <text:p text:style-name="P20">Μπορούν να δουν λεπτομέρειες για κάθε προϊόν, όπως περιγραφή, τιμή και εικόνα.</text:p>
            </text:list-item>
          </text:list>
        </text:list-item>
        <text:list-item>
          <text:p text:style-name="P20"><text:soft-page-break/><text:span text:style-name="Strong_20_Emphasis">Προσθήκη Προϊόντων στο Καλάθι:</text:span></text:p>
          <text:list>
            <text:list-item>
              <text:p text:style-name="P20">Οι πελάτες επιλέγουν προϊόντα και ποσότητες και τα προσθέτουν στο καλάθι τους.</text:p>
            </text:list-item>
            <text:list-item>
              <text:p text:style-name="P20">Το σύστημα υπολογίζει το σύνολο της παραγγελίας.</text:p>
            </text:list-item>
          </text:list>
        </text:list-item>
        <text:list-item>
          <text:p text:style-name="P20"><text:span text:style-name="Strong_20_Emphasis">Υποβολή Παραγγελίας:</text:span></text:p>
          <text:list>
            <text:list-item>
              <text:p text:style-name="P20">Οι πελάτες υποβάλλουν την παραγγελία τους, επιβεβαιώνοντας τα στοιχεία της.</text:p>
            </text:list-item>
            <text:list-item>
              <text:p text:style-name="P20">Η παραγγελία αποθηκεύεται στη βάση δεδομένων και ενημερώνεται ο καταστηματάρχης.</text:p>
            </text:list-item>
          </text:list>
        </text:list-item>
      </text:list>
      <text:h text:style-name="P8" text:outline-level="3">Λειτουργίες για τους Καταστηματάρχες</text:h>
      <text:list text:style-name="L7">
        <text:list-item>
          <text:p text:style-name="P21"><text:span text:style-name="Strong_20_Emphasis">Διαχείριση Προϊόντων:</text:span></text:p>
          <text:list>
            <text:list-item>
              <text:p text:style-name="P21"><text:span text:style-name="Strong_20_Emphasis">Προσθήκη Προϊόντων:</text:span></text:p>
              <text:list>
                <text:list-item>
                  <text:p text:style-name="P21">Οι καταστηματάρχες εισάγουν νέα προϊόντα μέσω μιας φόρμας, παρέχοντας λεπτομέρειες όπως όνομα, περιγραφή, τιμή και εικόνα.</text:p>
                </text:list-item>
                <text:list-item>
                  <text:p text:style-name="P21">Τα δεδομένα αποθηκεύονται στη βάση δεδομένων και το προϊόν εμφανίζεται στους πελάτες.</text:p>
                </text:list-item>
              </text:list>
            </text:list-item>
            <text:list-item>
              <text:p text:style-name="P21"><text:span text:style-name="Strong_20_Emphasis">Ενημέρωση Προϊόντων:</text:span></text:p>
              <text:list>
                <text:list-item>
                  <text:p text:style-name="P21">Οι καταστηματάρχες μπορούν να ενημερώσουν τα στοιχεία των υπαρχόντων προϊόντων.</text:p>
                </text:list-item>
                <text:list-item>
                  <text:p text:style-name="P21">Οι αλλαγές αποθηκεύονται στη βάση δεδομένων και ενημερώνονται οι πληροφορίες για τους πελάτες.</text:p>
                </text:list-item>
              </text:list>
            </text:list-item>
            <text:list-item>
              <text:p text:style-name="P21"><text:span text:style-name="Strong_20_Emphasis">Διαγραφή Προϊόντων:</text:span></text:p>
              <text:list>
                <text:list-item>
                  <text:p text:style-name="P21">Οι καταστηματάρχες μπορούν να διαγράψουν προϊόντα από τη λίστα τους.</text:p>
                </text:list-item>
                <text:list-item>
                  <text:p text:style-name="P21">Τα προϊόντα αφαιρούνται από τη βάση δεδομένων και δεν εμφανίζονται πλέον στους πελάτες.</text:p>
                </text:list-item>
              </text:list>
            </text:list-item>
          </text:list>
        </text:list-item>
        <text:list-item>
          <text:p text:style-name="P21"><text:span text:style-name="Strong_20_Emphasis">Προβολή Παραγγελιών:</text:span></text:p>
          <text:list>
            <text:list-item>
              <text:p text:style-name="P21">Οι καταστηματάρχες βλέπουν τη λίστα των παραγγελιών που έχουν υποβληθεί στο κατάστημά τους.</text:p>
            </text:list-item>
            <text:list-item>
              <text:p text:style-name="P21">Μπορούν να δουν λεπτομέρειες για κάθε παραγγελία, όπως προϊόντα, ποσότητες και κατάσταση.</text:p>
            </text:list-item>
          </text:list>
        </text:list-item>
        <text:list-item>
          <text:p text:style-name="P21"><text:span text:style-name="Strong_20_Emphasis">Ενημέρωση Κατάστασης Παραγγελίας:</text:span></text:p>
          <text:list>
            <text:list-item>
              <text:p text:style-name="P21">Οι καταστηματάρχες μπορούν να ενημερώσουν την κατάσταση μιας παραγγελίας (π.χ., από "pending" σε "completed").</text:p>
            </text:list-item>
            <text:list-item>
              <text:p text:style-name="P21">Οι αλλαγές αυτές αποθηκεύονται στη βάση δεδομένων και ενημερώνονται οι πελάτες.</text:p>
            </text:list-item>
          </text:list>
        </text:list-item>
      </text:list>
      <text:h text:style-name="P8" text:outline-level="3"><text:soft-page-break/>Λειτουργίες για τον Διαχειριστή Συστήματος</text:h>
      <text:list text:style-name="L8">
        <text:list-item>
          <text:p text:style-name="P22"><text:span text:style-name="Strong_20_Emphasis">Διαχείριση Χρηστών:</text:span></text:p>
          <text:list>
            <text:list-item>
              <text:p text:style-name="P22"><text:span text:style-name="Strong_20_Emphasis">Δημιουργία Χρηστών:</text:span></text:p>
              <text:list>
                <text:list-item>
                  <text:p text:style-name="P22">Ο διαχειριστής μπορεί να δημιουργεί νέους χρήστες και να τους αναθέτει ρόλους (πελάτης, καταστηματάρχης).</text:p>
                </text:list-item>
                <text:list-item>
                  <text:p text:style-name="P22">Τα δεδομένα αποθηκεύονται στη βάση δεδομένων.</text:p>
                </text:list-item>
              </text:list>
            </text:list-item>
            <text:list-item>
              <text:p text:style-name="P22"><text:span text:style-name="Strong_20_Emphasis">Ενημέρωση Χρηστών:</text:span></text:p>
              <text:list>
                <text:list-item>
                  <text:p text:style-name="P22">Ο διαχειριστής μπορεί να ενημερώνει τα στοιχεία των χρηστών.</text:p>
                </text:list-item>
                <text:list-item>
                  <text:p text:style-name="P22">Οι αλλαγές αποθηκεύονται στη βάση δεδομένων.</text:p>
                </text:list-item>
              </text:list>
            </text:list-item>
            <text:list-item>
              <text:p text:style-name="P22"><text:span text:style-name="Strong_20_Emphasis">Διαγραφή Χρηστών:</text:span></text:p>
              <text:list>
                <text:list-item>
                  <text:p text:style-name="P22">Ο διαχειριστής μπορεί να διαγράφει χρήστες από το σύστημα.</text:p>
                </text:list-item>
                <text:list-item>
                  <text:p text:style-name="P22">Τα δεδομένα των χρηστών διαγράφονται από τη βάση δεδομένων.</text:p>
                </text:list-item>
              </text:list>
            </text:list-item>
          </text:list>
        </text:list-item>
        <text:list-item>
          <text:p text:style-name="P22"><text:span text:style-name="Strong_20_Emphasis">Διαχείριση Καταστημάτων:</text:span></text:p>
          <text:list>
            <text:list-item>
              <text:p text:style-name="P22"><text:span text:style-name="Strong_20_Emphasis">Δημιουργία Καταστημάτων:</text:span></text:p>
              <text:list>
                <text:list-item>
                  <text:p text:style-name="P22">Ο διαχειριστής μπορεί να δημιουργεί νέα καταστήματα και να τα αναθέτει σε καταστηματάρχες.</text:p>
                </text:list-item>
                <text:list-item>
                  <text:p text:style-name="P22">Τα δεδομένα αποθηκεύονται στη βάση δεδομένων.</text:p>
                </text:list-item>
              </text:list>
            </text:list-item>
            <text:list-item>
              <text:p text:style-name="P22"><text:span text:style-name="Strong_20_Emphasis">Ενημέρωση Καταστημάτων:</text:span></text:p>
              <text:list>
                <text:list-item>
                  <text:p text:style-name="P22">Ο διαχειριστής μπορεί να ενημερώνει τα στοιχεία των καταστημάτων.</text:p>
                </text:list-item>
                <text:list-item>
                  <text:p text:style-name="P22">Οι αλλαγές αποθηκεύονται στη βάση δεδομένων.</text:p>
                </text:list-item>
              </text:list>
            </text:list-item>
            <text:list-item>
              <text:p text:style-name="P22"><text:span text:style-name="Strong_20_Emphasis">Διαγραφή Καταστημάτων:</text:span></text:p>
              <text:list>
                <text:list-item>
                  <text:p text:style-name="P22">Ο διαχειριστής μπορεί να διαγράφει καταστήματα από το σύστημα.</text:p>
                </text:list-item>
                <text:list-item>
                  <text:p text:style-name="P22">Τα δεδομένα των καταστημάτων διαγράφονται από τη βάση δεδομένων.</text:p>
                </text:list-item>
              </text:list>
            </text:list-item>
          </text:list>
        </text:list-item>
      </text:list>
      <text:h text:style-name="P8" text:outline-level="3">Αλγοριθμική Επίλυση Προβλημάτων</text:h>
      <text:list text:style-name="L9">
        <text:list-item>
          <text:p text:style-name="P23"><text:span text:style-name="Strong_20_Emphasis">Υποβολή Παραγγελίας:</text:span></text:p>
          <text:list>
            <text:list-item>
              <text:p text:style-name="P23">Όταν ένας πελάτης υποβάλλει παραγγελία, το σύστημα:</text:p>
              <text:list>
                <text:list-item>
                  <text:p text:style-name="P23">Δημιουργεί μια νέα εγγραφή στην κλάση <text:span text:style-name="Source_20_Text">Order</text:span> με τα στοιχεία της παραγγελίας.</text:p>
                </text:list-item>
                <text:list-item>
                  <text:p text:style-name="P23">Δημιουργεί εγγραφές στην κλάση <text:span text:style-name="Source_20_Text">OrderProduct</text:span> για κάθε προϊόν στην παραγγελία, αποθηκεύοντας την ποσότητα και την τιμή.</text:p>
                </text:list-item>
                <text:list-item>
                  <text:p text:style-name="P23">Υπολογίζει το συνολικό κόστος της παραγγελίας και το αποθηκεύει στην εγγραφή της παραγγελίας.</text:p>
                </text:list-item>
              </text:list>
            </text:list-item>
          </text:list>
        </text:list-item>
        <text:list-item>
          <text:p text:style-name="P23"><text:span text:style-name="Strong_20_Emphasis">Ενημέρωση Κατάστασης Παραγγελίας:</text:span></text:p>
          <text:list>
            <text:list-item>
              <text:p text:style-name="P23"><text:soft-page-break/>Όταν ένας καταστηματάρχης ενημερώνει την κατάσταση μιας παραγγελίας, το σύστημα:</text:p>
              <text:list>
                <text:list-item>
                  <text:p text:style-name="P23">Εντοπίζει την παραγγελία στη βάση δεδομένων με βάση το αναγνωριστικό της.</text:p>
                </text:list-item>
                <text:list-item>
                  <text:p text:style-name="P23">Ενημερώνει την κατάσταση της παραγγελίας.</text:p>
                </text:list-item>
                <text:list-item>
                  <text:p text:style-name="P23">Αποθηκεύει τις αλλαγές στη βάση δεδομένων και ενημερώνει τον πελάτη για την αλλαγή.</text:p>
                </text:list-item>
              </text:list>
            </text:list-item>
          </text:list>
        </text:list-item>
        <text:list-item>
          <text:p text:style-name="P23"><text:span text:style-name="Strong_20_Emphasis">Ασφάλεια και Επαλήθευση:</text:span></text:p>
          <text:list>
            <text:list-item>
              <text:p text:style-name="P23">Κατά τη διαχείριση χρηστών και δεδομένων, το σύστημα επαληθεύει:</text:p>
              <text:list>
                <text:list-item>
                  <text:p text:style-name="P23">Την ταυτότητα του χρήστη μέσω token-based authentication για την ασφαλή επικοινωνία.</text:p>
                </text:list-item>
                <text:list-item>
                  <text:p text:style-name="P23">Τα δικαιώματα του χρήστη για να εκτελέσει συγκεκριμένες ενέργειες (π.χ., μόνο οι καταστηματάρχες μπορούν να ενημερώνουν προϊόντα, μόνο ο διαχειριστής μπορεί να διαγράφει χρήστες).</text:p>
                </text:list-item>
              </text:list>
            </text:list-item>
          </text:list>
        </text:list-item>
        <text:list-item>
          <text:p text:style-name="P23"><text:span text:style-name="Strong_20_Emphasis">Συνέπεια Δεδομένων:</text:span></text:p>
          <text:list>
            <text:list-item>
              <text:p text:style-name="P23">Κατά τη διαγραφή ενός χρήστη ή καταστήματος, το σύστημα ελέγχει:</text:p>
              <text:list>
                <text:list-item>
                  <text:p text:style-name="P23">Τυχόν εξαρτήσεις (π.χ., παραγγελίες που εκκρεμούν) πριν επιτρέψει τη διαγραφή.</text:p>
                </text:list-item>
                <text:list-item>
                  <text:p text:style-name="P23">Ενημερώνει ή διαγράφει τις σχετικές εγγραφές στις συνδεδεμένες κλάσεις (π.χ., <text:span text:style-name="Source_20_Text">Order</text:span>, <text:span text:style-name="Source_20_Text">Product</text:span>).</text:p>
                </text:list-item>
              </text:list>
            </text:list-item>
          </text:list>
        </text:list-item>
      </text:list>
      <text:h text:style-name="P8" text:outline-level="3">Mockups/Εικόνες Διεπαφής</text:h>
      <text:p text:style-name="Text_20_body">Εδώ παρέχονται μερικά mockups για την κατανόηση της διεπαφής χρήστη:</text:p>
      <text:list text:style-name="L10">
        <text:list-item>
          <text:p text:style-name="P24"><text:span text:style-name="Strong_20_Emphasis">Αρχική Σελίδα:</text:span></text:p>
          <text:list>
            <text:list-item>
              <text:p text:style-name="P24">Εμφανίζει τη λίστα των διαθέσιμων καταστημάτων με επιλογές αναζήτησης και φίλτρων.</text:p>
            </text:list-item>
          </text:list>
        </text:list-item>
        <text:list-item>
          <text:p text:style-name="P24"><text:span text:style-name="Strong_20_Emphasis">Σελίδα Καταστήματος:</text:span></text:p>
          <text:list>
            <text:list-item>
              <text:p text:style-name="P24">Εμφανίζει τα προϊόντα ενός επιλεγμένου καταστήματος με δυνατότητα προσθήκης στο καλάθι.</text:p>
            </text:list-item>
          </text:list>
        </text:list-item>
        <text:list-item>
          <text:p text:style-name="P24"><text:span text:style-name="Strong_20_Emphasis">Σελίδα Προϊόντων:</text:span></text:p>
          <text:list>
            <text:list-item>
              <text:p text:style-name="P24">Παρουσιάζει λεπτομέρειες για ένα επιλεγμένο προϊόν.</text:p>
            </text:list-item>
          </text:list>
        </text:list-item>
        <text:list-item>
          <text:p text:style-name="P24"><text:span text:style-name="Strong_20_Emphasis">Σελίδα Καλαθιού:</text:span></text:p>
          <text:list>
            <text:list-item>
              <text:p text:style-name="P24">Εμφανίζει τα επιλεγμένα προϊόντα του πελάτη με δυνατότητα υποβολής παραγγελίας.</text:p>
            </text:list-item>
          </text:list>
        </text:list-item>
      </text:list>
      <text:p text:style-name="Text_20_body"/>
      <text:h text:style-name="P5" text:outline-level="2"><text:soft-page-break/>Περιγραφή Τοπικών Αρχείων</text:h>
      <text:list text:style-name="L11">
        <text:list-item>
          <text:p text:style-name="P25"><text:span text:style-name="Strong_20_Emphasis">models.</text:span><text:span text:style-name="Strong_20_Emphasis"><text:span text:style-name="T9">j</text:span></text:span><text:span text:style-name="Strong_20_Emphasis"><text:span text:style-name="T4">ava </text:span></text:span><text:span text:style-name="Strong_20_Emphasis">:</text:span> Συνήθως περιέχει τις κλάσεις μοντέλων που αντιστοιχούν στις βασικές οντότητες της εφαρμογής, όπως οι χρήστες, τα καταστήματα, τα προϊόντα, οι παραγγελίες κλπ. Αυτές οι κλάσεις περιέχουν τα χαρακτηριστικά και τις σχέσεις μεταξύ των διαφόρων οντοτήτων της εφαρμογής.</text:p>
        </text:list-item>
        <text:list-item>
          <text:p text:style-name="P25"><text:span text:style-name="Strong_20_Emphasis"><text:span text:style-name="Strong_20_Emphasis"><text:span text:style-name="T5">c</text:span></text:span></text:span><text:span text:style-name="Strong_20_Emphasis"><text:span text:style-name="Strong_20_Emphasis"><text:span text:style-name="T4">ontrollers.</text:span></text:span></text:span><text:span text:style-name="Strong_20_Emphasis"><text:span text:style-name="Strong_20_Emphasis"><text:span text:style-name="T5">java</text:span></text:span></text:span><text:span text:style-name="Strong_20_Emphasis"><text:span text:style-name="Strong_20_Emphasis"><text:span text:style-name="T4"> </text:span></text:span></text:span><text:span text:style-name="Strong_20_Emphasis">:</text:span> Εδώ βρίσκονται οι συναρτήσεις ή οι κλάσεις που χειρίζονται τις διάφορες αιτήσεις των χρηστών. Αυτές οι αιτήσεις μπορεί να είναι για τη δημιουργία, την ανάγνωση, την ενημέρωση ή τη διαγραφή δεδομένων από τη βάση δεδομένων.</text:p>
        </text:list-item>
        <text:list-item>
          <text:p text:style-name="P26"><text:span text:style-name="Strong_20_Emphasis"><text:span text:style-name="T5">c</text:span></text:span><text:span text:style-name="Strong_20_Emphasis">onverters.</text:span><text:span text:style-name="Strong_20_Emphasis"><text:span text:style-name="T5">java</text:span></text:span><text:span text:style-name="Strong_20_Emphasis"> :</text:span> Τα<text:span text:style-name="T3"> </text:span><text:span text:style-name="T4">converters</text:span><text:span text:style-name="T3"> </text:span>μετατρέπουν τα αντικείμενα των μοντέλων σε μορφές που μπορούν να μεταδοθούν μέσω του δικτύου, όπως JSON ή XML. Επίσης, μπορεί να χρησιμοποιούνται για τη μετατροπή των δεδομένων που λαμβάνονται από το δίκτυο σε αντικείμενα του μοντέλου.</text:p>
        </text:list-item>
        <text:list-item>
          <text:p text:style-name="P25"><text:span text:style-name="Strong_20_Emphasis"><text:span text:style-name="Strong_20_Emphasis"><text:span text:style-name="T5">r</text:span></text:span></text:span><text:span text:style-name="Strong_20_Emphasis"><text:span text:style-name="Strong_20_Emphasis"><text:span text:style-name="T4">outes.</text:span></text:span></text:span><text:span text:style-name="Strong_20_Emphasis"><text:span text:style-name="Strong_20_Emphasis"><text:span text:style-name="T5">java</text:span></text:span></text:span><text:span text:style-name="Strong_20_Emphasis"> :</text:span> Αυτό το αρχείο ορίζει τις διαδρομές (routes ή endpoints) της εφαρμογής. Κάθε διαδρομή αντιστοιχίζεται σε μια συγκεκριμένη λειτουργία ή σελίδα της εφαρμογής.</text:p>
        </text:list-item>
        <text:list-item>
          <text:p text:style-name="P25"><text:span text:style-name="Strong_20_Emphasis">frontend/src/components:</text:span> Αυτός ο φάκελος περιέχει τα React components για τις διάφορες σελίδες της εφαρμογής. Κάθε component αντιστοιχεί σε μια συγκεκριμένη λειτουργία ή εμφάνιση στο πρόγραμμα.</text:p>
        </text:list-item>
        <text:list-item>
          <text:p text:style-name="P25"><text:span text:style-name="Strong_20_Emphasis"><text:span text:style-name="T5">main.java </text:span></text:span><text:span text:style-name="Strong_20_Emphasis">:</text:span> Αυτό το αρχείο περιλαμβάνει την κύρια δομή της εφαρμογής και τις διαδρομές (routes ή endpoints) που ορίζουν ποια συνιστώσα (components ή views) θα εμφανίζονται για κάθε διαδρομή.</text:p>
        </text:list-item>
      </text:list>
      <text:p text:style-name="Text_20_body"/>
      <text:h text:style-name="Heading_20_2" text:outline-level="2"/>
      <text:h text:style-name="Heading_20_2" text:outline-level="2"/>
      <text:h text:style-name="Heading_20_2" text:outline-level="2"/>
      <text:h text:style-name="Heading_20_2" text:outline-level="2"/>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l" fo:country="G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pitch="variable"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6T17:19:04.576000000</meta:creation-date>
    <dc:date>2025-05-16T15:57:44.682000000</dc:date>
    <meta:editing-duration>PT13M12S</meta:editing-duration>
    <meta:editing-cycles>2</meta:editing-cycles>
    <meta:generator>LibreOffice/24.2.2.2$Windows_X86_64 LibreOffice_project/d56cc158d8a96260b836f100ef4b4ef25d6f1a01</meta:generator>
    <meta:document-statistic meta:table-count="1" meta:image-count="0" meta:object-count="0" meta:page-count="8" meta:paragraph-count="215" meta:word-count="1605" meta:character-count="10866" meta:non-whitespace-character-count="9500"/>
  </office:meta>
</office:document-meta>
</file>